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Table_20_Heading">
      <style:paragraph-properties fo:margin-top="0in" fo:margin-bottom="0in" style:contextual-spacing="false"/>
    </style:style>
    <style:style style:name="P9" style:family="paragraph" style:parent-style-name="Table_20_Heading">
      <style:paragraph-properties fo:margin-top="0in" fo:margin-bottom="0in" style:contextual-spacing="false"/>
      <style:text-properties officeooo:rsid="00159764" officeooo:paragraph-rsid="00159764"/>
    </style:style>
    <style:style style:name="P10" style:family="paragraph" style:parent-style-name="Table_20_Heading">
      <style:paragraph-properties fo:margin-top="0in" fo:margin-bottom="0in" style:contextual-spacing="false"/>
      <style:text-properties officeooo:rsid="0011d039" officeooo:paragraph-rsid="0011d039"/>
    </style:style>
    <style:style style:name="P11" style:family="paragraph" style:parent-style-name="Table_20_Contents">
      <style:paragraph-properties fo:margin-top="0in" fo:margin-bottom="0in" style:contextual-spacing="false"/>
    </style:style>
    <style:style style:name="P12" style:family="paragraph" style:parent-style-name="Table_20_Contents">
      <style:paragraph-properties fo:margin-top="0in" fo:margin-bottom="0in" style:contextual-spacing="false" fo:text-align="center" style:justify-single-word="fals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list-style-name="L4"/>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text-properties officeooo:paragraph-rsid="001b4b2c"/>
    </style:style>
    <style:style style:name="P20" style:family="paragraph" style:parent-style-name="Standard">
      <style:text-properties officeooo:paragraph-rsid="00211d71"/>
    </style:style>
    <style:style style:name="P21" style:family="paragraph" style:parent-style-name="Standard">
      <style:text-properties officeooo:rsid="002319f6" officeooo:paragraph-rsid="002319f6"/>
    </style:style>
    <style:style style:name="P22" style:family="paragraph" style:parent-style-name="Standard">
      <style:text-properties officeooo:rsid="002319f6" officeooo:paragraph-rsid="002e32b8"/>
    </style:style>
    <style:style style:name="P23" style:family="paragraph" style:parent-style-name="Standard">
      <style:text-properties officeooo:rsid="00257517" officeooo:paragraph-rsid="00257517"/>
    </style:style>
    <style:style style:name="P24" style:family="paragraph" style:parent-style-name="Standard">
      <style:text-properties officeooo:paragraph-rsid="002c0047"/>
    </style:style>
    <style:style style:name="P25" style:family="paragraph" style:parent-style-name="Standard">
      <style:text-properties officeooo:rsid="002c9564" officeooo:paragraph-rsid="002c9564"/>
    </style:style>
    <style:style style:name="P26" style:family="paragraph" style:parent-style-name="Standard">
      <style:text-properties officeooo:rsid="002da850" officeooo:paragraph-rsid="002da850"/>
    </style:style>
    <style:style style:name="P27" style:family="paragraph" style:parent-style-name="Standard">
      <style:text-properties officeooo:rsid="002e32b8" officeooo:paragraph-rsid="002e32b8"/>
    </style:style>
    <style:style style:name="P28" style:family="paragraph" style:parent-style-name="Standard">
      <style:text-properties officeooo:paragraph-rsid="002fac4c"/>
    </style:style>
    <style:style style:name="P29" style:family="paragraph" style:parent-style-name="Standard">
      <style:text-properties style:font-name="Times New Roman" fo:font-size="12pt"/>
    </style:style>
    <style:style style:name="P30" style:family="paragraph" style:parent-style-name="Standard" style:list-style-name="L3">
      <style:text-properties style:font-name="Times New Roman"/>
    </style:style>
    <style:style style:name="P31" style:family="paragraph" style:parent-style-name="Standard">
      <style:text-properties officeooo:paragraph-rsid="0031eaef"/>
    </style:style>
    <style:style style:name="P32" style:family="paragraph" style:parent-style-name="Standard">
      <style:text-properties officeooo:rsid="00343092" officeooo:paragraph-rsid="00384bc6"/>
    </style:style>
    <style:style style:name="P33" style:family="paragraph" style:parent-style-name="Standard" style:list-style-name="L15">
      <style:text-properties officeooo:rsid="003523bf" officeooo:paragraph-rsid="00384bc6"/>
    </style:style>
    <style:style style:name="P34" style:family="paragraph" style:parent-style-name="Standard" style:list-style-name="L15">
      <style:text-properties officeooo:rsid="00384bc6" officeooo:paragraph-rsid="00384bc6"/>
    </style:style>
    <style:style style:name="P35" style:family="paragraph" style:parent-style-name="Standard">
      <style:paragraph-properties fo:break-before="page"/>
      <style:text-properties officeooo:paragraph-rsid="002fac4c"/>
    </style:style>
    <style:style style:name="P36" style:family="paragraph" style:parent-style-name="Heading_20_1" style:master-page-name="First_20_Page">
      <style:paragraph-properties style:page-number="auto"/>
    </style:style>
    <style:style style:name="P37" style:family="paragraph" style:parent-style-name="Table_20_Contents" style:list-style-name="L5">
      <style:paragraph-properties fo:margin-top="0in" fo:margin-bottom="0in" style:contextual-spacing="false" fo:text-align="start" style:justify-single-word="false"/>
    </style:style>
    <style:style style:name="P38" style:family="paragraph" style:parent-style-name="Table_20_Contents" style:list-style-name="L6">
      <style:paragraph-properties fo:margin-top="0in" fo:margin-bottom="0in" style:contextual-spacing="false" fo:text-align="start" style:justify-single-word="false"/>
    </style:style>
    <style:style style:name="P39" style:family="paragraph" style:parent-style-name="Table_20_Contents" style:list-style-name="L7">
      <style:paragraph-properties fo:margin-top="0in" fo:margin-bottom="0in" style:contextual-spacing="false" fo:text-align="start" style:justify-single-word="false"/>
    </style:style>
    <style:style style:name="P40" style:family="paragraph" style:parent-style-name="Table_20_Contents" style:list-style-name="L7">
      <style:paragraph-properties fo:margin-top="0in" fo:margin-bottom="0in" style:contextual-spacing="false" fo:text-align="start" style:justify-single-word="false"/>
      <style:text-properties officeooo:paragraph-rsid="002e32b8"/>
    </style:style>
    <style:style style:name="P41" style:family="paragraph" style:parent-style-name="Table_20_Contents" style:list-style-name="L8">
      <style:paragraph-properties fo:margin-top="0in" fo:margin-bottom="0in" style:contextual-spacing="false" fo:text-align="start" style:justify-single-word="false"/>
    </style:style>
    <style:style style:name="P42" style:family="paragraph" style:parent-style-name="Table_20_Contents" style:list-style-name="L9">
      <style:paragraph-properties fo:margin-top="0in" fo:margin-bottom="0in" style:contextual-spacing="false" fo:text-align="start" style:justify-single-word="false"/>
    </style:style>
    <style:style style:name="P43" style:family="paragraph" style:parent-style-name="Table_20_Contents" style:list-style-name="L10">
      <style:paragraph-properties fo:margin-top="0in" fo:margin-bottom="0in" style:contextual-spacing="false" fo:text-align="start" style:justify-single-word="false"/>
    </style:style>
    <style:style style:name="P44" style:family="paragraph" style:parent-style-name="Table_20_Contents" style:list-style-name="L6">
      <style:paragraph-properties fo:margin-top="0in" fo:margin-bottom="0in" style:contextual-spacing="false" fo:text-align="start" style:justify-single-word="false"/>
      <style:text-properties officeooo:rsid="0011d039" officeooo:paragraph-rsid="0011d039"/>
    </style:style>
    <style:style style:name="P45" style:family="paragraph" style:parent-style-name="Table_20_Contents" style:list-style-name="L7">
      <style:paragraph-properties fo:margin-top="0in" fo:margin-bottom="0in" style:contextual-spacing="false" fo:text-align="start" style:justify-single-word="false"/>
      <style:text-properties officeooo:rsid="002460c9" officeooo:paragraph-rsid="002460c9"/>
    </style:style>
    <style:style style:name="P46" style:family="paragraph" style:parent-style-name="Table_20_Contents" style:list-style-name="L7">
      <style:paragraph-properties fo:margin-top="0in" fo:margin-bottom="0in" style:contextual-spacing="false" fo:text-align="start" style:justify-single-word="false"/>
      <style:text-properties officeooo:rsid="002460c9" officeooo:paragraph-rsid="002e32b8"/>
    </style:style>
    <style:style style:name="P47" style:family="paragraph" style:parent-style-name="Table_20_Contents">
      <style:paragraph-properties fo:margin-top="0in" fo:margin-bottom="0in" style:contextual-spacing="false" fo:text-align="center" style:justify-single-word="false"/>
    </style:style>
    <style:style style:name="P48" style:family="paragraph" style:parent-style-name="Table_20_Heading">
      <style:paragraph-properties fo:margin-top="0in" fo:margin-bottom="0in" style:contextual-spacing="false"/>
    </style:style>
    <style:style style:name="P49" style:family="paragraph" style:parent-style-name="Table_20_Heading">
      <style:paragraph-properties fo:margin-top="0in" fo:margin-bottom="0in" style:contextual-spacing="false"/>
      <style:text-properties officeooo:rsid="00159764" officeooo:paragraph-rsid="002e32b8"/>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agraph-properties style:writing-mode="lr-tb"/>
    </style:style>
    <style:style style:name="P5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officeooo:rsid="0011d039"/>
    </style:style>
    <style:style style:name="T8" style:family="text">
      <style:text-properties officeooo:rsid="000ea832"/>
    </style:style>
    <style:style style:name="T9" style:family="text">
      <style:text-properties style:text-underline-style="solid" style:text-underline-width="auto" style:text-underline-color="font-color"/>
    </style:style>
    <style:style style:name="T10" style:family="text">
      <style:text-properties officeooo:rsid="000b9f99"/>
    </style:style>
    <style:style style:name="T11" style:family="text">
      <style:text-properties officeooo:rsid="00152ece"/>
    </style:style>
    <style:style style:name="T12" style:family="text">
      <style:text-properties officeooo:rsid="00159764"/>
    </style:style>
    <style:style style:name="T13" style:family="text">
      <style:text-properties officeooo:rsid="00169f00"/>
    </style:style>
    <style:style style:name="T14" style:family="text">
      <style:text-properties officeooo:rsid="00211d71"/>
    </style:style>
    <style:style style:name="T15" style:family="text">
      <style:text-properties officeooo:rsid="002460c9"/>
    </style:style>
    <style:style style:name="T16" style:family="text">
      <style:text-properties officeooo:rsid="00257517"/>
    </style:style>
    <style:style style:name="T17" style:family="text">
      <style:text-properties officeooo:rsid="002e32b8"/>
    </style:style>
    <style:style style:name="T18" style:family="text">
      <style:text-properties officeooo:rsid="0031eaef"/>
    </style:style>
    <style:style style:name="T19" style:family="text">
      <style:text-properties officeooo:rsid="003304d7"/>
    </style:style>
    <style:style style:name="T20" style:family="text">
      <style:text-properties officeooo:rsid="00336c7e"/>
    </style:style>
    <style:style style:name="T21" style:family="text">
      <style:text-properties officeooo:rsid="003523bf"/>
    </style:style>
    <style:style style:name="T22" style:family="text">
      <style:text-properties officeooo:rsid="00381262"/>
    </style:style>
    <style:style style:name="T23" style:family="text">
      <style:text-properties officeooo:rsid="00384bc6"/>
    </style:style>
    <style:style style:name="T24" style:family="text">
      <style:text-properties officeooo:rsid="0039ae6f"/>
    </style:style>
    <style:style style:name="T25" style:family="text">
      <style:text-properties officeooo:rsid="003a222a"/>
    </style:style>
    <style:style style:name="T2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Introduction (Informative)</text:h>
      <text:p text:style-name="Standard">This <text:span text:style-name="T22">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29">This Standard is in the context of the following OpenLCB Standards: </text:p>
      <text:list xml:id="list8503713012924355050" text:style-name="L3">
        <text:list-item>
          <text:p text:style-name="P30">OpenLCB Configuration Description Information <text:span text:style-name="T10">(CDI)</text:span>, which defines fixed information to allow a Configuration Tool (CT) to configure a node.</text:p>
        </text:list-item>
        <text:list-item>
          <text:p text:style-name="P30">OpenLCB Datagram Transport Protocol, which defines the protocol for transporting 0-72 byte datagrams <text:span text:style-name="T5">from</text:span> node to node.</text:p>
        </text:list-item>
        <text:list-item>
          <text:p text:style-name="P30">OpenLCB Message Network, which defines message interchange for OpenLCB, specifically how this protocol appears in the Protocol Support Reply message and Error Codes.</text:p>
        </text:list-item>
        <text:list-item>
          <text:p text:style-name="P30">The OpenLCB Stream Transport Standard, which defines the protocol for transporting data from node to node.</text:p>
        </text:list-item>
      </text:list>
      <text:h text:style-name="Heading_20_1" text:outline-level="1"><text:span text:style-name="T18">Message Formats</text:span> (Normative)</text:h>
      <text:p text:style-name="P31">The <text:span text:style-name="T18">tables below</text:span> show available configuration message formats. All other formats are reserved. <text:s/><text:span text:style-name="T7">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9">6</text:span> unique address spaces, which are specified using an address space selectors. <text:s/><text:span text:style-name="T23">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0">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6634467341431673265" text:style-name="L4">
        <text:list-item>
          <text:p text:style-name="P14">(space=0xFF, control bits=0b0000011) Configuration definition – A read-only space containing the Configuration Description Information for this node, if any.</text:p>
        </text:list-item>
        <text:list-item>
          <text:p text:style-name="P14">(space=0xFE, control bits=0b00000010) All memory – This special space provides access to all memory in the device, where “all” is defined by the designer. </text:p>
        </text:list-item>
        <text:list-item>
          <text:p text:style-name="P14">(space=0xFD, control bits=0b00000001) Configuration – A <text:span text:style-name="T13">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0">Generic </text:span>Error Handling</text:h>
      <text:p text:style-name="Standard">An unknown command in byte 1 shall return a datagram rejected reply with an error-code as defined in the OpenLCB Message Network Standard.</text:p>
      <text:p text:style-name="P32"><text:span text:style-name="T23">Additionally, t</text:span>he following protocol specific <text:span text:style-name="T21">enumerated</text:span> error code extensions (logically or'd into bits 0-3 of the error code <text:span text:style-name="T25">as defined in the OpenLCB Message Network Standard</text:span>) are <text:span text:style-name="T23">defined for use with commands that are supported and known to the node</text:span>:</text:p>
      <text:list xml:id="list2598612629589256984" text:style-name="L15">
        <text:list-item>
          <text:p text:style-name="P33">0x0001 – Out of bounds, the address space is valid, however the address within the space is not implemented.</text:p>
        </text:list-item>
        <text:list-item>
          <text:p text:style-name="P34">0x0002 – Write access to <text:span text:style-name="T24">a</text:span> read-only address space.</text:p>
        </text:list-item>
        <text:list-item>
          <text:p text:style-name="P34">0x0003 – Read access to a write-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8">Byte 0</text:p>
            </table:table-cell>
            <table:table-cell table:style-name="ReadCommandTable.A1" office:value-type="string">
              <text:p text:style-name="P8">Byte 1</text:p>
              <text:p text:style-name="P8"/>
            </table:table-cell>
            <table:table-cell table:style-name="ReadCommandTable.A1" office:value-type="string">
              <text:p text:style-name="P8">Byte 2-5</text:p>
            </table:table-cell>
            <table:table-cell table:style-name="ReadCommandTable.A1" office:value-type="string">
              <text:p text:style-name="P8">Byte 6<text:line-break/>(optional)</text:p>
            </table:table-cell>
            <table:table-cell table:style-name="ReadCommandTable.E1" office:value-type="string">
              <text:p text:style-name="P8">Byte 7/6</text:p>
            </table:table-cell>
          </table:table-row>
        </table:table-header-rows>
        <table:table-row>
          <table:table-cell table:style-name="ReadCommandTable.A2" office:value-type="string">
            <text:p text:style-name="P11">0x20</text:p>
          </table:table-cell>
          <table:table-cell table:style-name="ReadCommandTable.A2" office:value-type="string">
            <text:p text:style-name="P11">0x40 Space in byte 6<text:line-break/>0x41 Space 0xFD<text:line-break/>0x42 Space 0xFE<text:line-break/>0x43 Space 0xFF </text:p>
          </table:table-cell>
          <table:table-cell table:style-name="ReadCommandTable.A2" office:value-type="string">
            <text:p text:style-name="P12">Starting Address</text:p>
          </table:table-cell>
          <table:table-cell table:style-name="ReadCommandTable.A2" office:value-type="string">
            <text:p text:style-name="P12">Address Space</text:p>
          </table:table-cell>
          <table:table-cell table:style-name="ReadCommandTable.E2" office:value-type="string">
            <text:p text:style-name="P12">Read Count (1 – <text:span text:style-name="T7">64 bytes</text:span>)</text:p>
            <text:p text:style-name="P12">Upper bit reserved, must be ignored</text:p>
          </table:table-cell>
        </table:table-row>
      </table:table>
      <text:p text:style-name="Standard"/>
      <text:p text:style-name="P19">In reply to the datagram containing a Read command, the receiving node shall set <text:span text:style-name="T4">the</text:span> Reply Pending bit in the Datagram Received OK message. <text:s/>The receiving node may, but is not required to, include a specific timeout interval in the Datagram Received OK message. </text:p>
      <text:p text:style-name="P19"><text:soft-page-break/>If the interval is provided and has elapsed without a Read Reply message being returned, the node requesting the Read operation may, but is not required to, repeat the request.</text:p>
      <text:p text:style-name="P19">Attempts to read from an invalid location, either outside the available address range in a valid address space, or from an invalid address space, still require a returning a Read Reply datagram with a data length of zero. </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8">Byte 0</text:p>
            </table:table-cell>
            <table:table-cell table:style-name="Table4.A1" office:value-type="string">
              <text:p text:style-name="P8">Byte 1</text:p>
            </table:table-cell>
            <table:table-cell table:style-name="Table4.A1" office:value-type="string">
              <text:p text:style-name="P8">Byte 2-5</text:p>
            </table:table-cell>
            <table:table-cell table:style-name="Table4.A1" office:value-type="string">
              <text:p text:style-name="P8">Byte 6<text:line-break/>(optional)</text:p>
            </table:table-cell>
            <table:table-cell table:style-name="Table4.E1" office:value-type="string">
              <text:p text:style-name="P9">Remaining Bytes</text:p>
              <text:p text:style-name="P9">(in network order, top to bottom)</text:p>
            </table:table-cell>
          </table:table-row>
        </table:table-header-rows>
        <table:table-row>
          <table:table-cell table:style-name="Table4.A2" table:number-rows-spanned="2" office:value-type="string">
            <text:p text:style-name="P11">0x20</text:p>
          </table:table-cell>
          <table:table-cell table:style-name="Table4.A2" office:value-type="string">
            <text:p text:style-name="P11">OK status:</text:p>
            <text:p text:style-name="P11">0x50 Space in byte 6<text:line-break/>0x51 Space 0xFD<text:line-break/>0x52 Space 0xFE<text:line-break/>0x53 Space 0xFF </text:p>
          </table:table-cell>
          <table:table-cell table:style-name="Table4.A2" table:number-rows-spanned="2" office:value-type="string">
            <text:p text:style-name="P12">Starting Address</text:p>
          </table:table-cell>
          <table:table-cell table:style-name="Table4.A2" table:number-rows-spanned="2" office:value-type="string">
            <text:p text:style-name="P12">Address Space</text:p>
          </table:table-cell>
          <table:table-cell table:style-name="Table4.E2" office:value-type="string">
            <text:p text:style-name="P12">Data (1 – <text:span text:style-name="T7">64 bytes</text:span>)</text:p>
          </table:table-cell>
        </table:table-row>
        <table:table-row>
          <table:covered-table-cell/>
          <table:table-cell table:style-name="Table4.A2" office:value-type="string">
            <text:p text:style-name="P11">Failure status:</text:p>
            <text:p text:style-name="P11">0x58 Space in byte 6<text:line-break/>0x59 Space 0xFD<text:line-break/>0x5A Space 0xFE<text:line-break/>0x5B Space 0xFF </text:p>
          </table:table-cell>
          <table:covered-table-cell/>
          <table:covered-table-cell/>
          <table:table-cell table:style-name="Table4.E2" office:value-type="string">
            <text:list xml:id="list2130160626410397693" text:style-name="L5">
              <text:list-item>
                <text:p text:style-name="P37">Error Code (two bytes)</text:p>
              </text:list-item>
              <text:list-item>
                <text:p text:style-name="P37">optional zero-terminated message string <text:span text:style-name="T7">(0 – 63 bytes)</text:span></text:p>
              </text:list-item>
            </text:list>
          </table:table-cell>
        </table:table-row>
      </table:table>
      <text:p text:style-name="Standard"/>
      <text:p text:style-name="P19">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19">Reading at least one byte, but less than the requested amount, due to the length of the address space is not considered an error.</text:p>
      <text:p text:style-name="P19">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7">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8">Byte 0</text:p>
            </table:table-cell>
            <table:table-cell table:style-name="Table8.A1" office:value-type="string">
              <text:p text:style-name="P8">Byte 1</text:p>
            </table:table-cell>
            <table:table-cell table:style-name="Table8.A1" office:value-type="string">
              <text:p text:style-name="P8">Byte<text:span text:style-name="T8">s</text:span> 2-<text:span text:style-name="T8">5</text:span></text:p>
            </table:table-cell>
            <table:table-cell table:style-name="Table8.A1" office:value-type="string">
              <text:p text:style-name="P8">Byte 6<text:line-break/>(optional)</text:p>
            </table:table-cell>
            <table:table-cell table:style-name="Table8.E1" office:value-type="string">
              <text:p text:style-name="P8">Remaining Bytes</text:p>
              <text:p text:style-name="P9">(in network order, top to bottom)</text:p>
            </table:table-cell>
          </table:table-row>
        </table:table-header-rows>
        <table:table-row>
          <table:table-cell table:style-name="Table8.A2" office:value-type="string">
            <text:p text:style-name="P11">0x20</text:p>
          </table:table-cell>
          <table:table-cell table:style-name="Table8.A2" office:value-type="string">
            <text:p text:style-name="P11">0x<text:span text:style-name="T7">6</text:span>0 Space in byte 6<text:line-break/>0x<text:span text:style-name="T7">6</text:span>1 Space 0xFD<text:line-break/>0x<text:span text:style-name="T7">6</text:span>2 Space 0xFE<text:line-break/>0x<text:span text:style-name="T7">6</text:span>3 Space 0xFF </text:p>
          </table:table-cell>
          <table:table-cell table:style-name="Table8.A2" office:value-type="string">
            <text:p text:style-name="P12">Starting Address</text:p>
          </table:table-cell>
          <table:table-cell table:style-name="Table8.A2" office:value-type="string">
            <text:p text:style-name="P12">Address Space</text:p>
          </table:table-cell>
          <table:table-cell table:style-name="Table8.E2" office:value-type="string">
            <text:list xml:id="list1357966177971081182" text:style-name="L6">
              <text:list-item>
                <text:p text:style-name="P38">Read Count (4 bytes)</text:p>
              </text:list-item>
              <text:list-item>
                <text:p text:style-name="P44">Destination Stream ID (1 byte)</text:p>
              </text:list-item>
            </text:list>
          </table:table-cell>
        </table:table-row>
      </table:table>
      <text:p text:style-name="Standard"/>
      <text:p text:style-name="P20">Very similar to <text:span text:style-name="T14">a </text:span>Read <text:span text:style-name="T14">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20"><text:soft-page-break/><text:span text:style-name="T14">The Destination Stream ID provided must be used as the suggested Destination Stream ID in the subsequent OpenLCB Stream Transport protocol Stream Initiate Request.</text:span></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8">Byte 0</text:p>
            </table:table-cell>
            <table:table-cell table:style-name="Table23.A1" office:value-type="string">
              <text:p text:style-name="P8">Byte 1</text:p>
            </table:table-cell>
            <table:table-cell table:style-name="Table23.A1" office:value-type="string">
              <text:p text:style-name="P8">Byte<text:span text:style-name="T7">s</text:span> 2-<text:span text:style-name="T7">5</text:span></text:p>
            </table:table-cell>
            <table:table-cell table:style-name="Table23.A1" office:value-type="string">
              <text:p text:style-name="P8">Byte 6<text:line-break/>(optional)</text:p>
            </table:table-cell>
            <table:table-cell table:style-name="Table23.E1" office:value-type="string">
              <text:p text:style-name="P10">Remaining Bytes</text:p>
              <text:p text:style-name="P9">(in network order, top to bottom)</text:p>
            </table:table-cell>
          </table:table-row>
        </table:table-header-rows>
        <table:table-row>
          <table:table-cell table:style-name="Table23.A2" table:number-rows-spanned="2" office:value-type="string">
            <text:p text:style-name="P11">0x20</text:p>
          </table:table-cell>
          <table:table-cell table:style-name="Table23.A2" office:value-type="string">
            <text:p text:style-name="P11">OK status:</text:p>
            <text:p text:style-name="P11">0x70 Space in byte 6<text:line-break/>0x71 Space 0xFD<text:line-break/>0x72 Space 0xFE<text:line-break/>0x73 Space 0xFF </text:p>
          </table:table-cell>
          <table:table-cell table:style-name="Table23.A2" table:number-rows-spanned="2" office:value-type="string">
            <text:p text:style-name="P12">Starting Address</text:p>
          </table:table-cell>
          <table:table-cell table:style-name="Table23.A2" table:number-rows-spanned="2" office:value-type="string">
            <text:p text:style-name="P12">Address Space</text:p>
          </table:table-cell>
          <table:table-cell table:style-name="Table23.E2" office:value-type="string">
            <text:list xml:id="list5857165668221599794" text:style-name="L7">
              <text:list-item>
                <text:p text:style-name="P39">Read Count (4 bytes)</text:p>
              </text:list-item>
              <text:list-item>
                <text:p text:style-name="P45">Destination Stream ID (1 byte)</text:p>
              </text:list-item>
              <text:list-item>
                <text:p text:style-name="P39">Source Stream ID (1 byte)</text:p>
              </text:list-item>
            </text:list>
          </table:table-cell>
        </table:table-row>
        <table:table-row>
          <table:covered-table-cell/>
          <table:table-cell table:style-name="Table23.A2" office:value-type="string">
            <text:p text:style-name="P11">Failure status:</text:p>
            <text:p text:style-name="P11">0x78 Space in byte 6<text:line-break/>0x79 Space 0xFD<text:line-break/>0x7A Space 0xFE<text:line-break/>0x7BSpace 0xFF </text:p>
          </table:table-cell>
          <table:covered-table-cell/>
          <table:covered-table-cell/>
          <table:table-cell table:style-name="Table23.E2" office:value-type="string">
            <text:list xml:id="list290213990147904687" text:style-name="L8">
              <text:list-item>
                <text:p text:style-name="P41">Error Code (<text:span text:style-name="T7">2 </text:span>bytes)</text:p>
              </text:list-item>
              <text:list-item>
                <text:p text:style-name="P41">optional zero-terminated message string <text:span text:style-name="T7">(0 – 63 bytes)</text:span></text:p>
              </text:list-item>
            </text:list>
          </table:table-cell>
        </table:table-row>
      </table:table>
      <text:p text:style-name="Standard"/>
      <text:p text:style-name="P21">The <text:span text:style-name="T15">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23">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8">Byte 0</text:p>
            </table:table-cell>
            <table:table-cell table:style-name="Table5.A1" office:value-type="string">
              <text:p text:style-name="P8">Byte 1</text:p>
            </table:table-cell>
            <table:table-cell table:style-name="Table5.A1" office:value-type="string">
              <text:p text:style-name="P8">Byte 2-5</text:p>
            </table:table-cell>
            <table:table-cell table:style-name="Table5.A1" office:value-type="string">
              <text:p text:style-name="P8">Byte 6<text:line-break/>(optional)</text:p>
            </table:table-cell>
            <table:table-cell table:style-name="Table5.E1" office:value-type="string">
              <text:p text:style-name="P8">Remaining Bytes</text:p>
            </table:table-cell>
          </table:table-row>
        </table:table-header-rows>
        <table:table-row>
          <table:table-cell table:style-name="Table5.A2" office:value-type="string">
            <text:p text:style-name="P11">0x20</text:p>
          </table:table-cell>
          <table:table-cell table:style-name="Table5.A2" office:value-type="string">
            <text:p text:style-name="P11">0x00 Space in byte 6<text:line-break/>0x01 Space 0xFD<text:line-break/>0x02 Space 0xFE<text:line-break/>0x03 Space 0xFF </text:p>
          </table:table-cell>
          <table:table-cell table:style-name="Table5.A2" office:value-type="string">
            <text:p text:style-name="P12">Starting Address</text:p>
          </table:table-cell>
          <table:table-cell table:style-name="Table5.A2" office:value-type="string">
            <text:p text:style-name="P12">Address Space</text:p>
          </table:table-cell>
          <table:table-cell table:style-name="Table5.E2" office:value-type="string">
            <text:p text:style-name="P12">Data (1 – <text:span text:style-name="T7">64 </text:span>bytes)</text:p>
          </table:table-cell>
        </table:table-row>
      </table:table>
      <text:p text:style-name="Standard"/>
      <text:p text:style-name="P24">If the write operation can be done immediately and succeeds, only the Datagram Received OK message reply to the Write Command datagram is returned. The Reply Pending bit is not set in the Datagram Received OK reply.</text:p>
      <text:p text:style-name="P24">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24">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8">Byte 0</text:p>
            </table:table-cell>
            <table:table-cell table:style-name="Table2.A1" office:value-type="string">
              <text:p text:style-name="P8">Byte 1</text:p>
            </table:table-cell>
            <table:table-cell table:style-name="Table2.A1" office:value-type="string">
              <text:p text:style-name="P8">Byte 2-5</text:p>
            </table:table-cell>
            <table:table-cell table:style-name="Table2.A1" office:value-type="string">
              <text:p text:style-name="P8">Byte 6<text:line-break/>(optional)</text:p>
            </table:table-cell>
            <table:table-cell table:style-name="Table2.E1" office:value-type="string">
              <text:p text:style-name="P8">Remaining Bytes</text:p>
              <text:p text:style-name="P9">(in network order, top to bottom)</text:p>
            </table:table-cell>
          </table:table-row>
        </table:table-header-rows>
        <table:table-row>
          <table:table-cell table:style-name="Table2.A2" table:number-rows-spanned="2" office:value-type="string">
            <text:p text:style-name="P11">0x20</text:p>
          </table:table-cell>
          <table:table-cell table:style-name="Table2.A2" office:value-type="string">
            <text:p text:style-name="P11">OK status:</text:p>
            <text:p text:style-name="P11">0x10 Space in byte 6<text:line-break/>0x11 Space 0xFD<text:line-break/>0x12 Space 0xFE<text:line-break/>0x13 Space 0xFF </text:p>
          </table:table-cell>
          <table:table-cell table:style-name="Table2.A2" table:number-rows-spanned="2" office:value-type="string">
            <text:p text:style-name="P12">Starting Address</text:p>
          </table:table-cell>
          <table:table-cell table:style-name="Table2.A2" table:number-rows-spanned="2" office:value-type="string">
            <text:p text:style-name="P12">Address Space</text:p>
          </table:table-cell>
          <table:table-cell table:style-name="Table2.E2" office:value-type="string">
            <text:p text:style-name="P12">(None)</text:p>
          </table:table-cell>
        </table:table-row>
        <table:table-row>
          <table:covered-table-cell/>
          <table:table-cell table:style-name="Table2.A2" office:value-type="string">
            <text:p text:style-name="P11">Failure status:</text:p>
            <text:p text:style-name="P11">0x18 Space in byte 6<text:line-break/>0x19 Space 0xFD<text:line-break/>0x1A Space 0xFE<text:line-break/>0x1B Space 0xFF </text:p>
          </table:table-cell>
          <table:covered-table-cell/>
          <table:covered-table-cell/>
          <table:table-cell table:style-name="Table2.E2" office:value-type="string">
            <text:list xml:id="list1955359291515759474" text:style-name="L9">
              <text:list-item>
                <text:p text:style-name="P42">Error Code (two bytes)</text:p>
              </text:list-item>
              <text:list-item>
                <text:p text:style-name="P42">optional zero-terminated message string <text:span text:style-name="T11">(0 – 63 bytes)</text:span></text:p>
              </text:list-item>
            </text:list>
          </table:table-cell>
        </table:table-row>
      </table:table>
      <text:p text:style-name="Standard"/>
      <text:p text:style-name="P25">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8">Byte 0</text:p>
            </table:table-cell>
            <table:table-cell table:style-name="Table6.A1" office:value-type="string">
              <text:p text:style-name="P8">Byte 1</text:p>
            </table:table-cell>
            <table:table-cell table:style-name="Table6.A1" office:value-type="string">
              <text:p text:style-name="P8">Byte 2-5</text:p>
            </table:table-cell>
            <table:table-cell table:style-name="Table6.A1" office:value-type="string">
              <text:p text:style-name="P8">Byte 6<text:line-break/>(optional)</text:p>
            </table:table-cell>
            <table:table-cell table:style-name="Table6.E1" office:value-type="string">
              <text:p text:style-name="P8">Remainder</text:p>
            </table:table-cell>
          </table:table-row>
        </table:table-header-rows>
        <table:table-row>
          <table:table-cell table:style-name="Table6.A2" office:value-type="string">
            <text:p text:style-name="P11">0x20</text:p>
          </table:table-cell>
          <table:table-cell table:style-name="Table6.A2" office:value-type="string">
            <text:p text:style-name="P11">0x08 Space in byte 6<text:line-break/>0x09 Space 0xFD<text:line-break/>0x0A Space 0xFE<text:line-break/>0x0B Space 0xFF </text:p>
          </table:table-cell>
          <table:table-cell table:style-name="Table6.A2" office:value-type="string">
            <text:p text:style-name="P12">Starting Address</text:p>
          </table:table-cell>
          <table:table-cell table:style-name="Table6.A2" office:value-type="string">
            <text:p text:style-name="P12">Address Space</text:p>
          </table:table-cell>
          <table:table-cell table:style-name="Table6.E2" office:value-type="string">
            <text:p text:style-name="P12">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26">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8">Byte 0</text:p>
            </table:table-cell>
            <table:table-cell table:style-name="Table7.A1" office:value-type="string">
              <text:p text:style-name="P8">Byte 1</text:p>
            </table:table-cell>
            <table:table-cell table:style-name="Table7.A1" office:value-type="string">
              <text:p text:style-name="P8">Byte 2-5</text:p>
            </table:table-cell>
            <table:table-cell table:style-name="Table7.A1" office:value-type="string">
              <text:p text:style-name="P8">Byte 6<text:line-break/>(optional)</text:p>
            </table:table-cell>
            <table:table-cell table:style-name="Table7.E1" office:value-type="string">
              <text:p text:style-name="P8">Remainder</text:p>
              <text:p text:style-name="P49">(in network order, top to bottom)</text:p>
            </table:table-cell>
          </table:table-row>
        </table:table-header-rows>
        <table:table-row>
          <table:table-cell table:style-name="Table7.A2" office:value-type="string">
            <text:p text:style-name="P11">0x20</text:p>
          </table:table-cell>
          <table:table-cell table:style-name="Table7.A2" office:value-type="string">
            <text:p text:style-name="P11">0x20 Space in byte 6<text:line-break/>0x21 Space 0xFD<text:line-break/>0x22 Space 0xFE<text:line-break/>0x23 Space 0xFF </text:p>
          </table:table-cell>
          <table:table-cell table:style-name="Table7.A2" office:value-type="string">
            <text:p text:style-name="P12">Starting Address</text:p>
          </table:table-cell>
          <table:table-cell table:style-name="Table7.A2" office:value-type="string">
            <text:p text:style-name="P12">Address Space</text:p>
          </table:table-cell>
          <table:table-cell table:style-name="Table7.E2" office:value-type="string">
            <text:p text:style-name="P12"/>
            <text:list xml:id="list224650053864150" text:continue-list="list5857165668221599794" text:style-name="L7">
              <text:list-item>
                <text:p text:style-name="P46"><text:span text:style-name="T17">send as 0xFF, ignore on receipt</text:span> (1 byte)</text:p>
              </text:list-item>
              <text:list-item>
                <text:p text:style-name="P40">Source Stream ID (1 byte)</text:p>
              </text:list-item>
            </text:list>
          </table:table-cell>
        </table:table-row>
      </table:table>
      <text:p text:style-name="Standard"/>
      <text:p text:style-name="P27">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27">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8">Byte 0</text:p>
            </table:table-cell>
            <table:table-cell table:style-name="Table3.A1" office:value-type="string">
              <text:p text:style-name="P8">Byte 1</text:p>
            </table:table-cell>
            <table:table-cell table:style-name="Table3.A1" office:value-type="string">
              <text:p text:style-name="P8">Byte 2-5</text:p>
            </table:table-cell>
            <table:table-cell table:style-name="Table3.A1" office:value-type="string">
              <text:p text:style-name="P8">Byte 6<text:line-break/>(optional)</text:p>
            </table:table-cell>
            <table:table-cell table:style-name="Table3.E1" office:value-type="string">
              <text:p text:style-name="P8">Remaining Bytes</text:p>
              <text:p text:style-name="P9">(in network order, top to bottom)</text:p>
            </table:table-cell>
          </table:table-row>
        </table:table-header-rows>
        <table:table-row>
          <table:table-cell table:style-name="Table3.A2" table:number-rows-spanned="2" office:value-type="string">
            <text:p text:style-name="P11">0x20</text:p>
          </table:table-cell>
          <table:table-cell table:style-name="Table3.A2" office:value-type="string">
            <text:p text:style-name="P11">OK status:</text:p>
            <text:p text:style-name="P11">0x30 Space in byte 6<text:line-break/>0x31 Space 0xFD<text:line-break/>0x32 Space 0xFE<text:line-break/>0x33 Space 0xFF </text:p>
          </table:table-cell>
          <table:table-cell table:style-name="Table3.A2" table:number-rows-spanned="2" office:value-type="string">
            <text:p text:style-name="P12">Starting Address</text:p>
          </table:table-cell>
          <table:table-cell table:style-name="Table3.A2" table:number-rows-spanned="2" office:value-type="string">
            <text:p text:style-name="P12">Address Space</text:p>
          </table:table-cell>
          <table:table-cell table:style-name="Table3.E2" office:value-type="string">
            <text:list xml:id="list224649556947897" text:continue-numbering="true" text:style-name="L7">
              <text:list-item>
                <text:p text:style-name="P46">Destination Stream ID (1 byte)</text:p>
              </text:list-item>
              <text:list-item>
                <text:p text:style-name="P40">Source Stream ID (1 byte)</text:p>
              </text:list-item>
            </text:list>
          </table:table-cell>
        </table:table-row>
        <table:table-row>
          <table:covered-table-cell/>
          <table:table-cell table:style-name="Table3.A2" office:value-type="string">
            <text:p text:style-name="P11">Failure status:</text:p>
            <text:p text:style-name="P11">0x38 Space in byte 6<text:line-break/>0x39 Space 0xFD<text:line-break/>0x3A Space 0xFE<text:line-break/>0x3B Space 0xFF </text:p>
          </table:table-cell>
          <table:covered-table-cell/>
          <table:covered-table-cell/>
          <table:table-cell table:style-name="Table3.E2" office:value-type="string">
            <text:list xml:id="list2553159400819790573" text:style-name="L10">
              <text:list-item>
                <text:p text:style-name="P43">Error Code (two bytes)</text:p>
              </text:list-item>
              <text:list-item>
                <text:p text:style-name="P43"><text:span text:style-name="T12">o</text:span>ptional zero-terminated message string <text:span text:style-name="T12">(0 – 63 bytes)</text:span></text:p>
              </text:list-item>
            </text:list>
          </table:table-cell>
        </table:table-row>
      </table:table>
      <text:p text:style-name="Standard"/>
      <text:p text:style-name="P22">The <text:span text:style-name="T15">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28"><text:soft-page-break/><text:span text:style-name="T16">Should an error occur prior to or during the establishment of the stream, the Read Stream Reply shall indicate a failure with the error code set appropriately.</text:span></text:p>
      <text:p text:style-name="P28"/>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0"><text:s/>1 Introduction (Informative)<text:tab/>1</text:p>
          <text:p text:style-name="P50"><text:s/>2 Intended Use (Informative)<text:tab/>1</text:p>
          <text:p text:style-name="P50"><text:s/>3 References and Context (Normative)<text:tab/>1</text:p>
          <text:p text:style-name="P50"><text:s/>4 Message Formats (Normative)<text:tab/>1</text:p>
          <text:p text:style-name="P51"><text:s/>4.1 Address Space Size<text:tab/>1</text:p>
          <text:p text:style-name="P51"><text:s/>4.2 Address Space Selection<text:tab/>2</text:p>
          <text:p text:style-name="P51"><text:s/>4.3 Generic Error Handling<text:tab/>2</text:p>
          <text:p text:style-name="P51"><text:s/>4.4 Read Command<text:tab/>2</text:p>
          <text:p text:style-name="P51"><text:s/>4.5 Read Reply<text:tab/>3</text:p>
          <text:p text:style-name="P51"><text:s/>4.6 Read Stream Command<text:tab/>3</text:p>
          <text:p text:style-name="P51"><text:s/>4.7 Read Stream Reply<text:tab/>4</text:p>
          <text:p text:style-name="P51"><text:s/>4.8 Write Command<text:tab/>4</text:p>
          <text:p text:style-name="P51"><text:s/>4.9 Write Reply<text:tab/>5</text:p>
          <text:p text:style-name="P51"><text:s/>4.10 Write Under Mask Command<text:tab/>5</text:p>
          <text:p text:style-name="P51"><text:s/>4.11 Write Stream Command<text:tab/>6</text:p>
          <text:p text:style-name="P51"><text:s/>4.12 Write Stream Reply<text:tab/>6</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font-name="Arial1" fo:font-size="16pt" style:font-size-asian="16pt" style:font-size-complex="16pt"/>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448)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Configuration Standard</text:p>
      </style:header>
      <style:footer>
        <text:p text:style-name="MP4"><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5-02-15T22:46:49.108434710">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22:46:49.114984539">Feb 15,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2"><text:date style:data-style-name="N75" text:date-value="2015-02-15T22:46:49.117585862">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01</meta:editing-cycles>
    <meta:editing-duration>P1DT23H5M10S</meta:editing-duration>
    <meta:generator>LibreOffice/4.2.7.2$Linux_X86_64 LibreOffice_project/420m0$Build-2</meta:generator>
    <dc:date>2015-02-15T22:46:49.032471325</dc:date>
    <dc:creator>Stuart Baker</dc:creator>
    <meta:keyword>Memory Configuration</meta:keyword>
    <meta:document-statistic meta:table-count="10" meta:image-count="1" meta:object-count="0" meta:page-count="8" meta:paragraph-count="201" meta:word-count="2250" meta:character-count="13047" meta:non-whitespace-character-count="10941"/>
    <meta:user-defined meta:name="Info 1"/>
    <meta:user-defined meta:name="Info 2"/>
    <meta:user-defined meta:name="Info 3"/>
    <meta:user-defined meta:name="Info 4"/>
  </office:meta>
</office:document-meta>
</file>